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“data”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ork in progress – attempt to use codec2 modems for HF data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0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0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3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27]" office:value-type="float" office:value="1.8" calcext:value-type="float">
            <text:p>1.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55555555555556" calcext:value-type="float">
            <text:p>0.5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15" table:formula="of:=[.C6]/[.C14]" office:value-type="float" office:value="1146.66666666667" calcext:value-type="float">
            <text:p>1146.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formula="of:=[.C16]*60/8" office:value-type="float" office:value="8600" calcext:value-type="float">
            <text:p>860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1]-1)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3]*[.C2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formula="of:=1/[.C25]" office:value-type="float" office:value="0.02" calcext:value-type="float">
            <text:p>0.02</text:p>
          </table:table-cell>
          <table:table-cell/>
          <table:table-cell office:value-type="string" calcext:value-type="string">
            <text:p>including Cyclic Prefix (CP)</text:p>
          </table:table-cell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1]*[.C26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aw bit rate (bits/s)</text:p>
          </table:table-cell>
          <table:table-cell table:formula="of:=[.C25]*[.C22]*[.C20]" office:value-type="float" office:value="1800" calcext:value-type="float">
            <text:p>1800</text:p>
          </table:table-cell>
          <table:table-cell/>
          <table:table-cell office:value-type="string" calcext:value-type="string">
            <text:p>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excluding CP (s)</text:p>
          </table:table-cell>
          <table:table-cell table:style-name="ce23" table:formula="of:=[.C26]-[.C30]" office:value-type="float" office:value="0.016" calcext:value-type="float">
            <text:p>0.01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2]*[.C25]*[.C20]" office:value-type="float" office:value="1800" calcext:value-type="float">
            <text:p>18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2]/[.C31]" office:value-type="float" office:value="1125" calcext:value-type="float">
            <text:p>11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35]+[.C36]+10*LOG10([.C32]/[.C34])" office:value-type="float" office:value="1.28151250383644" calcext:value-type="float">
            <text:p>1.28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2:37:25.208494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06-04T13:44:37.069754843</dc:date>
    <meta:editing-duration>PT13H41M22S</meta:editing-duration>
    <meta:editing-cycles>48</meta:editing-cycles>
    <meta:generator>LibreOffice/6.0.7.3$Linux_X86_64 LibreOffice_project/00m0$Build-3</meta:generator>
    <dc:creator>David </dc:creator>
    <meta:document-statistic meta:table-count="4" meta:cell-count="335" meta:object-count="0"/>
  </office:meta>
</office:document-meta>
</file>